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Vise Grip</text:p>
          </table:table-cell>
          <table:table-cell office:value-type="string" calcext:value-type="string">
            <text:p>Return two of the|difference between 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 bigdice = 0; var smalldice = 7; for(ad in actualdice) { if(ad.basevalue &gt; bigdice) bigdice = ad.basevalue; if(ad.basevalue &lt; smalldice) smalldice = ad.basevalue; } if((bigdice - smalldice) &gt;= 1) givedice([(bigdice - smalldice)|(bigdice - smalldice)]| ~combinedice~);</text:p>
          </table:table-cell>
          <table:table-cell office:value-type="string" calcext:value-type="string">
            <text:p>Battle Wrench</text:p>
          </table:table-cell>
          <table:table-cell office:value-type="string" calcext:value-type="string">
            <text:p>NORMAL|NORMAL</text:p>
          </table:table-cell>
          <table:table-cell/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change_p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se Grip_upgraded</text:p>
          </table:table-cell>
          <table:table-cell office:value-type="string" calcext:value-type="string">
            <text:p>Return three of the|difference between 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 bigdice = 0; var smalldice = 7; for(ad in actualdice) { if(ad.basevalue &gt; bigdice) bigdice = ad.basevalue; if(ad.basevalue &lt; smalldice) smalldice = ad.basevalue; } if((bigdice - smalldice) &gt;= 1) givedice([(bigdice - smalldice)|(bigdice - smalldice)|(bigdice - smalldice)]| ~combinedice~);</text:p>
          </table:table-cell>
          <table:table-cell office:value-type="string" calcext:value-type="string">
            <text:p>Battle Wrench</text:p>
          </table:table-cell>
          <table:table-cell office:value-type="string" calcext:value-type="string">
            <text:p>NORMAL|NORMAL</text:p>
          </table:table-cell>
          <table:table-cell/>
          <table:table-cell office:value-type="string" calcext:value-type="string">
            <text:p>GREE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se Grip_downgraded</text:p>
          </table:table-cell>
          <table:table-cell office:value-type="string" calcext:value-type="string">
            <text:p>Return the difference|between the 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 bigdice = 0; var smalldice = 7; for(ad in actualdice) { if(ad.basevalue &gt; bigdice) bigdice = ad.basevalue; if(ad.basevalue &lt; smalldice) smalldice = ad.basevalue; } if((bigdice - smalldice) &gt;= 1) givedice([(bigdice - smalldice)]| ~combinedice~);</text:p>
          </table:table-cell>
          <table:table-cell office:value-type="string" calcext:value-type="string">
            <text:p>Battle Wrench</text:p>
          </table:table-cell>
          <table:table-cell office:value-type="string" calcext:value-type="string">
            <text:p>NORMAL|NORMAL</text:p>
          </table:table-cell>
          <table:table-cell/>
          <table:table-cell office:value-type="string" calcext:value-type="string">
            <text:p>GREE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ne Wave</text:p>
          </table:table-cell>
          <table:table-cell office:value-type="string" calcext:value-type="string">
            <text:p>First dice value +1|Second dice value 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 dicearray = []; dicearray.push(actualdice[0].basevalue + 1); if(actualdice[1].basevalue - 1 &gt; 0) { dicearray.push(actualdice[1].basevalue - 1);} if(dicearray[0] == 7) { dicearray[0] = 6; dicearray.push(1); }givedice(dicearray);</text:p>
          </table:table-cell>
          <table:table-cell office:value-type="string" calcext:value-type="string">
            <text:p>Meganudge</text:p>
          </table:table-cell>
          <table:table-cell office:value-type="string" calcext:value-type="string">
            <text:p>DOUBLES|DOUBLES</text:p>
          </table:table-cell>
          <table:table-cell/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change_p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e Wave_upgraded</text:p>
          </table:table-cell>
          <table:table-cell office:value-type="string" calcext:value-type="string">
            <text:p>Both dice values 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 dicearray = []; dicearray.push(actualdice[0].basevalue + 1); dicearray.push(actualdice[1].basevalue + 1); <text:s/>if(dicearray[1] == 7) { dicearray[1] = 6; dicearray.push(1); } <text:s/>if(dicearray[0] == 7) { dicearray[0] = 6; dicearray.push(1); } givedice(dicearray);</text:p>
          </table:table-cell>
          <table:table-cell office:value-type="string" calcext:value-type="string">
            <text:p>Meganudge</text:p>
          </table:table-cell>
          <table:table-cell office:value-type="string" calcext:value-type="string">
            <text:p>DOUBLES|DOUBLES</text:p>
          </table:table-cell>
          <table:table-cell/>
          <table:table-cell office:value-type="string" calcext:value-type="string">
            <text:p>GREE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ne Wave_downgraded</text:p>
          </table:table-cell>
          <table:table-cell office:value-type="string" calcext:value-type="string">
            <text:p>Both dice values 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 dicearray = []; if(actualdice[0].basevalue - 1 &gt; 0) {dicearray.push(actualdice[0].basevalue - 1);} if(actualdice[1].basevalue - 1 &gt; 0) { dicearray.push(actualdice[1].basevalue - 1);} if(dicearray.length &gt; 0) { givedice(dicearray);}</text:p>
          </table:table-cell>
          <table:table-cell office:value-type="string" calcext:value-type="string">
            <text:p>Meganudge</text:p>
          </table:table-cell>
          <table:table-cell office:value-type="string" calcext:value-type="string">
            <text:p>DOUBLES|DOUBLES</text:p>
          </table:table-cell>
          <table:table-cell/>
          <table:table-cell office:value-type="string" calcext:value-type="string">
            <text:p>GREE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dle</text:p>
          </table:table-cell>
          <table:table-cell office:value-type="string" calcext:value-type="string">
            <text:p>Dice value -1[;] Lose [heart]1 hp|[gray](Reuseab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attackself(1); if(d &gt;= 2) givedice(d - 1);</text:p>
          </table:table-cell>
          <table:table-cell office:value-type="string" calcext:value-type="string">
            <text:p>Meganudge</text:p>
          </table:table-cell>
          <table:table-cell office:value-type="string" calcext:value-type="string">
            <text:p>MIN2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ange_power</text:p>
          </table:table-cell>
          <table:table-cell office:value-type="string" calcext:value-type="string">
            <text:p>complicate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le_upgraded</text:p>
          </table:table-cell>
          <table:table-cell office:value-type="string" calcext:value-type="string">
            <text:p>Dice value +1[;] Lose [heart]1 hp|[gray](Reuseab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ceattackself(1); givedice(d + 1);</text:p>
          </table:table-cell>
          <table:table-cell office:value-type="string" calcext:value-type="string">
            <text:p>Meganudge</text:p>
          </table:table-cell>
          <table:table-cell office:value-type="string" calcext:value-type="string">
            <text:p>MAX5</text:p>
          </table:table-cell>
          <table:table-cell/>
          <table:table-cell office:value-type="string" calcext:value-type="string">
            <text:p>RED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ingshot</text:p>
          </table:table-cell>
          <table:table-cell office:value-type="string" calcext:value-type="string">
            <text:p>Do [sword]6 damage[;]|reroll the 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(6); givedice();</text:p>
          </table:table-cell>
          <table:table-cell office:value-type="string" calcext:value-type="string">
            <text:p>Random Roll</text:p>
          </table:table-cell>
          <table:table-cell office:value-type="string" calcext:value-type="string">
            <text:p>REQUIRE1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increaserange</text:p>
          </table:table-cell>
          <table:table-cell office:value-type="string" calcext:value-type="string">
            <text:p>change_p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givedice();</text:p>
          </table:table-cell>
        </table:table-row>
        <table:table-row table:style-name="ro1">
          <table:table-cell office:value-type="string" calcext:value-type="string">
            <text:p>Slingshot_downgraded</text:p>
          </table:table-cell>
          <table:table-cell office:value-type="string" calcext:value-type="string">
            <text:p>Do [sword]6 da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(6);</text:p>
          </table:table-cell>
          <table:table-cell office:value-type="string" calcext:value-type="string">
            <text:p>Random Roll</text:p>
          </table:table-cell>
          <table:table-cell office:value-type="string" calcext:value-type="string">
            <text:p>REQUIRE1</text:p>
          </table:table-cell>
          <table:table-cell/>
          <table:table-cell office:value-type="string" calcext:value-type="string">
            <text:p>PURPL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9T18:55:35.081000000</meta:creation-date>
    <dc:date>2021-12-19T20:55:36.611000000</dc:date>
    <meta:editing-duration>PT1H49M59S</meta:editing-duration>
    <meta:editing-cycles>1</meta:editing-cycles>
    <meta:document-statistic meta:table-count="1" meta:cell-count="113" meta:object-count="0"/>
    <meta:generator>LibreOffice/6.3.6.2$Windows_X86_64 LibreOffice_project/2196df99b074d8a661f4036fca8fa0cbfa33a497</meta:generator>
  </office:meta>
</office:document-meta>
</file>